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Square_20_45" draw:marker-start-width="0.508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8cm"/>
    </style:style>
    <style:style style:name="gr3" style:family="graphic" style:parent-style-name="objectwithoutfill">
      <style:graphic-properties draw:marker-end="Arrow" draw:marker-end-width="0.508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7.616cm" style:use-optimal-column-width="false"/>
    </style:style>
    <style:style style:name="co2" style:family="table-column">
      <style:table-column-properties style:column-width="8.088cm" style:use-optimal-column-width="false"/>
    </style:style>
    <style:style style:name="co3" style:family="table-column">
      <style:table-column-properties style:column-width="10.406cm" style:use-optimal-column-width="false"/>
    </style:style>
    <style:style style:name="co4" style:family="table-column">
      <style:table-column-properties style:column-width="10.677cm" style:use-optimal-column-width="false"/>
    </style:style>
    <style:style style:name="co5" style:family="table-column">
      <style:table-column-properties style:column-width="10.217cm" style:use-optimal-column-width="false"/>
    </style:style>
    <style:style style:name="co6" style:family="table-column">
      <style:table-column-properties style:column-width="11.428cm" style:use-optimal-column-width="false"/>
    </style:style>
    <style:style style:name="co7" style:family="table-column">
      <style:table-column-properties style:column-width="7.637cm" style:use-optimal-column-width="false"/>
    </style:style>
    <style:style style:name="co8" style:family="table-column">
      <style:table-column-properties style:column-width="7.326cm" style:use-optimal-column-width="false"/>
    </style:style>
    <style:style style:name="co9" style:family="table-column">
      <style:table-column-properties style:column-width="8.84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539cm"/>
    </style:style>
    <style:style style:name="ro3" style:family="table-row">
      <style:table-row-properties style:row-height="2.178cm"/>
    </style:style>
    <style:style style:name="ro4" style:family="table-row">
      <style:table-row-properties style:row-height="3.456cm"/>
    </style:style>
    <style:style style:name="ro5" style:family="table-row">
      <style:table-row-properties style:row-height="0.9cm"/>
    </style:style>
    <style:style style:name="ro6" style:family="table-row">
      <style:table-row-properties style:row-height="2.231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ce5" style:family="table-cell">
      <style:graphic-properties style:repeat="repeat"/>
      <style:text-properties fo:font-weight="normal" style:font-weight-asian="normal" style:font-weight-complex="normal"/>
    </style:style>
    <style:style style:name="ce6" style:family="table-cell">
      <style:graphic-properties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>
      <style:graphic-properties style:repeat="repeat"/>
      <style:text-properties fo:font-style="normal" style:font-style-asian="normal" style:font-style-complex="normal"/>
    </style:style>
    <style:style style:name="ce8" style:family="table-cell">
      <style:graphic-properties style:repeat="repeat"/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center"/>
      <style:text-properties fo:color="#ff0000" fo:font-family="'Courier New'" style:font-family-generic="modern" style:font-pitch="fixed" fo:font-size="16pt" style:font-size-asian="16pt" style:font-size-complex="16pt"/>
    </style:style>
    <style:style style:name="P2" style:family="paragraph">
      <style:text-properties fo:color="#ff0000" fo:font-family="'Courier New'" style:font-family-generic="modern" style:font-pitch="fixed" fo:font-size="16pt" style:font-size-asian="16pt" style:font-size-complex="16pt"/>
    </style:style>
    <style:style style:name="P3" style:family="paragraph">
      <style:text-properties fo:color="#ff0000"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>
      <style:text-properties fo:color="#ff0000"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family="'Courier New'" style:font-family-generic="modern" style:font-pitch="fixed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6" style:family="text">
      <style:text-properties fo:font-family="'Courier New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family="'Courier New'" style:font-family-generic="modern" style:font-pitch="fixed" fo:font-size="16pt" style:font-size-asian="16pt" style:font-size-complex="16pt"/>
    </style:style>
    <style:style style:name="T12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1" draw:id="id1" draw:layer="layout" svg:width="7.615cm" svg:height="3.41cm" svg:x="2.186cm" svg:y="13.262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1"><text:span text:style-name="T1">Game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2">
                <table:table-cell table:style-name="ce2">
                  <text:p text:style-name="P2">+getTime()</text:p>
                  <text:p text:style-name="P2">+update(milliseconds)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standard" xml:id="id4" draw:id="id4" draw:layer="layout" svg:width="8.087cm" svg:height="4.049cm" svg:x="22.32cm" svg:y="6.379cm">
            <table:table table:template-name="default" table:use-first-row-styles="true" table:use-banding-rows-styles="true">
              <table:table-column table:style-name="co2"/>
              <table:table-row table:style-name="ro1">
                <table:table-cell table:style-name="ce3">
                  <text:p text:style-name="P1"><text:span text:style-name="T2">Chronology&lt;V&gt;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3">
                <table:table-cell table:style-name="ce2">
                  <text:p text:style-name="P2">+getPeriod()</text:p>
                  <text:p text:style-name="P2"><text:span text:style-name="T3">+getValue(time)</text:span></text:p>
                  <text:p text:style-name="P2">+setValue(time, value)</text:p>
                </table:table-cell>
              </table:table-row>
            </table:table>
            <draw:image xlink:href="Pictures/TablePreview2.svm" xlink:type="simple" xlink:show="embed" xlink:actuate="onLoad"/>
          </draw:frame>
          <draw:connector draw:style-name="gr1" draw:text-style-name="P1" draw:layer="layout" svg:x1="5.993cm" svg:y1="13.262cm" svg:x2="5.993cm" svg:y2="11.634cm" draw:start-shape="id1" draw:start-glue-point="0" draw:end-shape="id2" draw:end-glue-point="2" svg:d="m5993 13262v-1628">
            <text:p/>
          </draw:connector>
          <draw:g xml:id="id8" draw:id="id8">
            <draw:frame draw:style-name="standard" xml:id="id2" draw:id="id2" draw:layer="layout" svg:width="10.405cm" svg:height="5.255cm" svg:x="0.791cm" svg:y="6.379cm">
              <table:table table:template-name="default" table:use-first-row-styles="true" table:use-banding-rows-styles="true">
                <table:table-column table:style-name="co3"/>
                <table:table-row table:style-name="ro1">
                  <table:table-cell table:style-name="ce2">
                    <text:p text:style-name="P1"><text:span text:style-name="T4">City</text:span></text:p>
                  </table:table-cell>
                </table:table-row>
                <table:table-row table:style-name="ro1">
                  <table:table-cell table:style-name="ce4">
                    <text:p text:style-name="P3"><text:span text:style-name="T5">+BLOCK_SIZE</text:span></text:p>
                  </table:table-cell>
                </table:table-row>
                <table:table-row table:style-name="ro4">
                  <table:table-cell table:style-name="ce5">
                    <text:p text:style-name="P4"><text:span text:style-name="T6">+buildFromBlueprintFile(path)</text:span></text:p>
                    <text:p text:style-name="P4"><text:span text:style-name="T6">+populate()</text:span></text:p>
                    <text:p text:style-name="P4"><text:span text:style-name="T6">+getBlockCountNS()</text:span></text:p>
                    <text:p text:style-name="P4"><text:span text:style-name="T6">+getBlockCountWE()</text:span></text:p>
                    <text:p text:style-name="P4"><text:span text:style-name="T6">+getBlock(nsIndex, weIndex)</text:span></text:p>
                  </table:table-cell>
                </table:table-row>
              </table:table>
              <draw:image xlink:href="Pictures/TablePreview3.svm" xlink:type="simple" xlink:show="embed" xlink:actuate="onLoad"/>
            </draw:frame>
            <draw:frame draw:style-name="gr2" draw:text-style-name="P2" draw:layer="layout" svg:width="0.796cm" svg:height="0.89cm" svg:x="5.972cm" svg:y="11.667cm">
              <draw:text-box>
                <text:p text:style-name="P2"><text:span text:style-name="T7">1</text:span></text:p>
              </draw:text-box>
            </draw:frame>
          </draw:g>
          <draw:frame draw:style-name="standard" xml:id="id5" draw:id="id5" draw:layer="layout" svg:width="10.676cm" svg:height="2.771cm" svg:x="15.134cm" svg:y="14.58cm">
            <table:table table:template-name="default" table:use-first-row-styles="true" table:use-banding-rows-styles="true">
              <table:table-column table:style-name="co4"/>
              <table:table-row table:style-name="ro1">
                <table:table-cell table:style-name="ce6">
                  <text:p text:style-name="P1"><text:span text:style-name="T8">PiecewiseConstantChronology&lt;V&gt;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5">
                <table:table-cell table:style-name="ce7">
                  <text:p text:style-name="P2"><text:span text:style-name="T9">+getValue(time)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frame draw:style-name="standard" xml:id="id3" draw:id="id3" draw:layer="layout" svg:width="10.216cm" svg:height="2.771cm" svg:x="15.364cm" svg:y="11.462cm">
            <table:table table:template-name="default" table:use-first-row-styles="true" table:use-banding-rows-styles="true">
              <table:table-column table:style-name="co5"/>
              <table:table-row table:style-name="ro1">
                <table:table-cell table:style-name="ce6">
                  <text:p text:style-name="P1"><text:span text:style-name="T8">PiecewiseLinearChronology&lt;V&gt;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5">
                <table:table-cell table:style-name="ce7">
                  <text:p text:style-name="P2"><text:span text:style-name="T9">+getValue(time)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connector draw:style-name="gr3" draw:text-style-name="P1" draw:layer="layout" svg:x1="25.58cm" svg:y1="12.847cm" svg:x2="26.363cm" svg:y2="10.428cm" draw:start-shape="id3" draw:start-glue-point="1" draw:end-shape="id4" draw:end-glue-point="2" svg:d="m25580 12847h783v-2419">
            <text:p/>
          </draw:connector>
          <draw:connector draw:style-name="gr4" draw:text-style-name="P1" draw:layer="layout" svg:x1="25.81cm" svg:y1="15.965cm" svg:x2="26.363cm" svg:y2="10.428cm" draw:start-shape="id5" draw:start-glue-point="1" draw:end-shape="id4" draw:end-glue-point="2" svg:d="m25810 15965h553v-5537">
            <text:p/>
          </draw:connector>
          <draw:frame draw:style-name="standard" draw:layer="layout" svg:width="11.427cm" svg:height="2.771cm" svg:x="20.803cm" svg:y="0.429cm">
            <table:table table:template-name="default" table:use-first-row-styles="true" table:use-banding-rows-styles="true">
              <table:table-column table:style-name="co6"/>
              <table:table-row table:style-name="ro1">
                <table:table-cell table:style-name="ce6">
                  <text:p text:style-name="P1"><text:span text:style-name="T8">Persona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5">
                <table:table-cell table:style-name="ce2">
                  <text:p text:style-name="P2">+getPosition(): Chronology&lt;Vec3&gt;</text:p>
                </table:table-cell>
              </table:table-row>
            </table:table>
            <draw:image xlink:href="Pictures/TablePreview6.svm" xlink:type="simple" xlink:show="embed" xlink:actuate="onLoad"/>
          </draw:frame>
          <draw:connector draw:style-name="gr1" draw:text-style-name="P1" draw:layer="layout" svg:x1="10.413cm" svg:y1="2.48cm" svg:x2="12.295cm" svg:y2="2.48cm" draw:start-shape="id6" draw:end-shape="id7" svg:d="m10413 2480h1882">
            <text:p/>
          </draw:connector>
          <draw:g>
            <draw:frame draw:style-name="standard" xml:id="id7" draw:id="id7" draw:layer="layout" svg:width="7.636cm" svg:height="4.102cm" svg:x="12.295cm" svg:y="0.429cm">
              <table:table table:template-name="default" table:use-first-row-styles="true" table:use-banding-rows-styles="true">
                <table:table-column table:style-name="co7"/>
                <table:table-row table:style-name="ro1">
                  <table:table-cell table:style-name="ce6">
                    <text:p text:style-name="P1"><text:span text:style-name="T10">Character</text:span></text:p>
                  </table:table-cell>
                </table:table-row>
                <table:table-row table:style-name="ro1">
                  <table:table-cell table:style-name="ce2"/>
                </table:table-row>
                <table:table-row table:style-name="ro6">
                  <table:table-cell table:style-name="ce2">
                    <text:p text:style-name="P2"><text:span text:style-name="T11">+getActualPersona()</text:span></text:p>
                    <text:p text:style-name="P2"><text:span text:style-name="T12">+getRoutinePersona()</text:span></text:p>
                    <text:p text:style-name="P2"><text:span text:style-name="T12">+getPosition(time)</text:span></text:p>
                  </table:table-cell>
                </table:table-row>
              </table:table>
              <draw:image xlink:href="Pictures/TablePreview7.svm" xlink:type="simple" xlink:show="embed" xlink:actuate="onLoad"/>
            </draw:frame>
            <draw:frame draw:style-name="gr5" draw:text-style-name="P2" draw:layer="layout" svg:width="0.841cm" svg:height="0.89cm" svg:x="11.701cm" svg:y="1.976cm">
              <draw:text-box>
                <text:p text:style-name="P2">*</text:p>
              </draw:text-box>
            </draw:frame>
          </draw:g>
          <draw:connector draw:style-name="gr1" draw:text-style-name="P1" draw:layer="layout" svg:x1="5.993cm" svg:y1="6.379cm" svg:x2="5.993cm" svg:y2="4.531cm" draw:start-shape="id8" draw:start-glue-point="0" draw:end-shape="id6" draw:end-glue-point="2" svg:d="m5993 6379v-1848">
            <text:p/>
          </draw:connector>
          <draw:frame draw:style-name="standard" draw:layer="layout" svg:width="7.325cm" svg:height="3.41cm" svg:x="12.154cm" svg:y="6.379cm">
            <table:table table:template-name="default" table:use-first-row-styles="true" table:use-banding-rows-styles="true">
              <table:table-column table:style-name="co8"/>
              <table:table-row table:style-name="ro1">
                <table:table-cell table:style-name="ce6">
                  <text:p text:style-name="P1"><text:span text:style-name="T8">CityBlock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5">
                <table:table-cell table:style-name="ce8">
                  <text:p text:style-name="P4"><text:span text:style-name="T13">+getType(): String</text:span></text:p>
                  <text:p text:style-name="P4"><text:span text:style-name="T13">+getPosition(): Vec3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g>
            <draw:frame draw:style-name="standard" xml:id="id6" draw:id="id6" draw:layer="layout" svg:width="8.839cm" svg:height="4.102cm" svg:x="1.574cm" svg:y="0.429cm">
              <table:table table:template-name="default" table:use-first-row-styles="true" table:use-banding-rows-styles="true">
                <table:table-column table:style-name="co9"/>
                <table:table-row table:style-name="ro1">
                  <table:table-cell table:style-name="ce6">
                    <text:p text:style-name="P1"><text:span text:style-name="T10">Population</text:span></text:p>
                  </table:table-cell>
                </table:table-row>
                <table:table-row table:style-name="ro1">
                  <table:table-cell table:style-name="ce2"/>
                </table:table-row>
                <table:table-row table:style-name="ro6">
                  <table:table-cell table:style-name="ce2">
                    <text:p text:style-name="P2"><text:span text:style-name="T11">+getCharacterCount()</text:span></text:p>
                    <text:p text:style-name="P2"><text:span text:style-name="T12">+getCharacter(index)</text:span></text:p>
                    <text:p text:style-name="P2"><text:span text:style-name="T12">+addCharacter(character)</text:span></text:p>
                  </table:table-cell>
                </table:table-row>
              </table:table>
              <draw:image xlink:href="Pictures/TablePreview9.svm" xlink:type="simple" xlink:show="embed" xlink:actuate="onLoad"/>
            </draw:frame>
            <draw:frame draw:style-name="gr2" draw:text-style-name="P2" draw:layer="layout" svg:width="0.759cm" svg:height="0.89cm" svg:x="5.963cm" svg:y="4.467cm">
              <draw:text-box>
                <text:p text:style-name="P2"><text:span text:style-name="T7">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33.0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1T20:57:01</meta:creation-date>
    <dc:date>2013-09-14T23:48:11</dc:date>
    <meta:editing-duration>PT3H21M38S</meta:editing-duration>
    <meta:editing-cycles>22</meta:editing-cycles>
    <meta:generator>OpenOffice.org/3.4$Unix OpenOffice.org_project/340m1$Build-9590</meta:generator>
    <meta:document-statistic meta:object-count="21"/>
  </office:meta>
</office:document-meta>
</file>